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IdLibCiv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Annee</text:p>
          </table:table-cell>
          <table:table-cell table:style-name="ce1" office:value-type="string" calcext:value-type="string">
            <text:p>IdPay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/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/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/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/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/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/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48" calcext:value-type="float">
            <text:p>14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57" calcext:value-type="float">
            <text:p>157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71" calcext:value-type="float">
            <text:p>171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97" calcext:value-type="float">
            <text:p>197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4" calcext:value-type="float">
            <text:p>204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1" table:number-rows-repeated="10445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£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21:40:41.621000000</meta:creation-date>
    <dc:date>2022-02-20T21:41:05.526000000</dc:date>
    <meta:editing-duration>PT24S</meta:editing-duration>
    <meta:editing-cycles>1</meta:editing-cycles>
    <meta:document-statistic meta:table-count="1" meta:cell-count="16193" meta:object-count="0"/>
    <meta:generator>LibreOffice/7.2.1.2$Windows_X86_64 LibreOffice_project/87b77fad49947c1441b67c559c339af8f3517e22</meta:generator>
  </office:meta>
</office:document-meta>
</file>